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0.0571in">
            <draw:object draw:notify-on-update-of-ranges="Sheet1.A2:Sheet1.A2 Sheet1.A3:Sheet1.A12 Sheet1.B2:Sheet1.B2 Sheet1.B3:Sheet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Sprint</text:p>
          </table:table-cell>
          <table:table-cell office:value-type="string">
            <text:p>US StoryPoin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2" office:value-type="float" office:value="10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Palminio</meta:initial-creator>
    <meta:creation-date>2015-11-08T19:53:19</meta:creation-date>
    <dc:date>2015-11-08T20:09:09</dc:date>
    <dc:creator>Dario Palminio</dc:creator>
    <meta:editing-duration>PT2M46S</meta:editing-duration>
    <meta:editing-cycles>3</meta:editing-cycles>
    <meta:generator>LibreOffice/3.5$Linux_X86_64 LibreOffice_project/350m1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width="0.051cm" svg:stroke-color="#33333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width="0.051cm" svg:stroke-color="#2c001e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Velocity chart</text:p>
        </chart:title>
        <chart:subtitle svg:x="2.797cm" svg:y="1.275cm" chart:style-name="ch3">
          <text:p>Number of story points completed (by a team) per iterations</text:p>
        </chart:subtitle>
        <chart:legend chart:legend-position="end" svg:x="12.142cm" svg:y="4.201cm" style:legend-expansion="high" chart:style-name="ch4"/>
        <chart:plot-area chart:style-name="ch5" table:cell-range-address="Sheet1.A2:Sheet1.B12" chart:data-source-has-labels="both" svg:x="1.331cm" svg:y="2.318cm" svg:width="10.171cm" svg:height="5.521cm">
          <chartooo:coordinate-region svg:x="1.952cm" svg:y="2.517cm" svg:width="9.364cm" svg:height="4.675cm"/>
          <chart:axis chart:dimension="x" chart:name="primary-x" chart:style-name="ch6" chartooo:axis-type="auto">
            <chartooo:date-scale/>
            <chart:title svg:x="5.909cm" svg:y="8.019cm" chart:style-name="ch7">
              <text:p>Sprint</text:p>
            </chart:title>
            <chart:categories table:cell-range-address="Sheet1.A3:Sheet1.A12"/>
          </chart:axis>
          <chart:axis chart:dimension="y" chart:name="primary-y" chart:style-name="ch6">
            <chart:title svg:x="0.451cm" svg:y="6.061cm" chart:style-name="ch8">
              <text:p>Story Points</text:p>
            </chart:title>
            <chart:grid chart:style-name="ch9" chart:class="major"/>
          </chart:axis>
          <chart:series chart:style-name="ch10" chart:values-cell-range-address="Sheet1.B3:Sheet1.B12" chart:label-cell-address="Sheet1.B2:Sheet1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StoryPoint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2</svg:desc>
                </draw:g>
              </table:table-cell>
              <table:table-cell office:value-type="float" office:value="5">
                <text:p>5</text:p>
                <draw:g>
                  <svg:desc>Sheet1.B3:Sheet1.B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